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Neue', Arial, 'Apple Color Emoji', 'Segoe UI Emoji', 'Segoe UI Symbol', sans-serif"/>
  </office:font-face-decls>
  <office:automatic-styles>
    <style:style style:name="P1" style:family="paragraph" style:parent-style-name="Standard">
      <style:text-properties officeooo:paragraph-rsid="002dd670"/>
    </style:style>
    <style:style style:name="P2" style:family="paragraph" style:parent-style-name="Standard">
      <style:text-properties officeooo:rsid="001b79f3" officeooo:paragraph-rsid="001b79f3"/>
    </style:style>
    <style:style style:name="P3" style:family="paragraph" style:parent-style-name="Standard">
      <style:text-properties officeooo:rsid="00161a80" officeooo:paragraph-rsid="00161a80"/>
    </style:style>
    <style:style style:name="P4" style:family="paragraph" style:parent-style-name="Standard">
      <style:text-properties officeooo:rsid="0019e01d" officeooo:paragraph-rsid="0019e01d"/>
    </style:style>
    <style:style style:name="P5" style:family="paragraph" style:parent-style-name="Standard">
      <style:text-properties officeooo:rsid="001c0550" officeooo:paragraph-rsid="001c0550"/>
    </style:style>
    <style:style style:name="P6" style:family="paragraph" style:parent-style-name="Standard">
      <style:text-properties officeooo:rsid="00204eb6" officeooo:paragraph-rsid="00204eb6"/>
    </style:style>
    <style:style style:name="P7" style:family="paragraph" style:parent-style-name="Standard">
      <style:text-properties officeooo:rsid="002271ba" officeooo:paragraph-rsid="002271ba"/>
    </style:style>
    <style:style style:name="P8" style:family="paragraph" style:parent-style-name="Standard">
      <style:text-properties officeooo:rsid="000e5143" officeooo:paragraph-rsid="000e5143"/>
    </style:style>
    <style:style style:name="P9" style:family="paragraph" style:parent-style-name="Standard">
      <style:text-properties officeooo:rsid="001b75b4" officeooo:paragraph-rsid="001b75b4"/>
    </style:style>
    <style:style style:name="P10" style:family="paragraph" style:parent-style-name="Standard">
      <style:text-properties officeooo:rsid="0030c76d" officeooo:paragraph-rsid="0030c76d"/>
    </style:style>
    <style:style style:name="P11" style:family="paragraph" style:parent-style-name="Standard">
      <style:text-properties officeooo:rsid="0038f8f9" officeooo:paragraph-rsid="0038f8f9"/>
    </style:style>
    <style:style style:name="P12" style:family="paragraph" style:parent-style-name="Standard">
      <style:paragraph-properties fo:margin-left="0in" fo:margin-right="0in" fo:margin-top="0in" fo:margin-bottom="0in" style:contextual-spacing="false" fo:text-indent="0in" style:auto-text-indent="false"/>
      <style:text-properties loext:padding="0in" loext:border="none"/>
    </style:style>
    <style:style style:name="P13" style:family="paragraph" style:parent-style-name="Standard">
      <style:paragraph-properties fo:margin-left="0in" fo:margin-right="0in" fo:margin-top="0in" fo:margin-bottom="0in" style:contextual-spacing="false" fo:text-indent="0in" style:auto-text-indent="false"/>
    </style:style>
    <style:style style:name="P14" style:family="paragraph" style:parent-style-name="Standard">
      <style:paragraph-properties fo:margin-left="0in" fo:margin-right="0in" fo:text-indent="0in" style:auto-text-indent="false"/>
    </style:style>
    <style:style style:name="P15" style:family="paragraph" style:parent-style-name="Standard">
      <style:paragraph-properties fo:margin-left="0in" fo:margin-right="0in" fo:margin-top="0in" fo:margin-bottom="0in" style:contextual-spacing="false" fo:orphans="4" fo:text-indent="0in" style:auto-text-indent="false"/>
    </style:style>
    <style:style style:name="P16" style:family="paragraph" style:parent-style-name="Standard">
      <style:text-properties officeooo:rsid="003b1fbf" officeooo:paragraph-rsid="003b1fbf"/>
    </style:style>
    <style:style style:name="P17" style:family="paragraph" style:parent-style-name="Standard">
      <style:text-properties officeooo:rsid="003e1de0" officeooo:paragraph-rsid="003e1de0"/>
    </style:style>
    <style:style style:name="P18" style:family="paragraph" style:parent-style-name="Standard">
      <style:text-properties officeooo:rsid="003e51cf" officeooo:paragraph-rsid="003e51cf"/>
    </style:style>
    <style:style style:name="P19" style:family="paragraph" style:parent-style-name="Standard">
      <style:text-properties officeooo:rsid="0043c284" officeooo:paragraph-rsid="0043c284"/>
    </style:style>
    <style:style style:name="P20" style:family="paragraph" style:parent-style-name="Standard">
      <style:text-properties officeooo:rsid="0032b8f4" officeooo:paragraph-rsid="0032b8f4"/>
    </style:style>
    <style:style style:name="P21" style:family="paragraph" style:parent-style-name="Standard">
      <style:text-properties officeooo:rsid="000fdbc3" officeooo:paragraph-rsid="000fdbc3"/>
    </style:style>
    <style:style style:name="P22" style:family="paragraph" style:parent-style-name="Standard">
      <style:text-properties officeooo:rsid="002f4259" officeooo:paragraph-rsid="002f4259"/>
    </style:style>
    <style:style style:name="P23" style:family="paragraph" style:parent-style-name="Standard">
      <style:text-properties officeooo:rsid="00366b6d" officeooo:paragraph-rsid="00366b6d"/>
    </style:style>
    <style:style style:name="P24" style:family="paragraph" style:parent-style-name="Heading_20_3">
      <style:text-properties officeooo:rsid="000e5143" officeooo:paragraph-rsid="000e5143"/>
    </style:style>
    <style:style style:name="P25" style:family="paragraph" style:parent-style-name="Text_20_body">
      <style:text-properties officeooo:rsid="000e5143"/>
    </style:style>
    <style:style style:name="P26" style:family="paragraph" style:parent-style-name="Text_20_body" style:list-style-name="L1">
      <style:text-properties officeooo:rsid="000e5143"/>
    </style:style>
    <style:style style:name="P27" style:family="paragraph" style:parent-style-name="Horizontal_20_Line">
      <style:text-properties officeooo:rsid="000e5143"/>
    </style:style>
    <style:style style:name="P28" style:family="paragraph" style:parent-style-name="Heading_20_3">
      <style:text-properties officeooo:rsid="000e5143"/>
    </style:style>
    <style:style style:name="P29" style:family="paragraph" style:parent-style-name="Text_20_body">
      <style:text-properties fo:font-variant="normal" fo:text-transform="none" fo:color="#333d42" loext:opacity="100%" style:font-name="apple-system" fo:font-size="10.5pt" fo:letter-spacing="normal" fo:font-style="normal" fo:font-weight="normal" officeooo:rsid="000e5143"/>
    </style:style>
    <style:style style:name="P30" style:family="paragraph" style:parent-style-name="Text_20_body" style:list-style-name="L2">
      <style:text-properties officeooo:rsid="000e5143"/>
    </style:style>
    <style:style style:name="P31" style:family="paragraph" style:parent-style-name="Text_20_body" style:list-style-name="L3">
      <style:text-properties officeooo:rsid="000e5143"/>
    </style:style>
    <style:style style:name="P32" style:family="paragraph" style:parent-style-name="Text_20_body" style:list-style-name="L4">
      <style:text-properties officeooo:rsid="000e5143"/>
    </style:style>
    <style:style style:name="P33" style:family="paragraph" style:parent-style-name="Standard">
      <style:text-properties officeooo:rsid="000fe789" officeooo:paragraph-rsid="000fe789"/>
    </style:style>
    <style:style style:name="P34" style:family="paragraph" style:parent-style-name="Standard">
      <style:text-properties fo:font-size="21pt" fo:font-weight="bold" officeooo:rsid="000fe789" officeooo:paragraph-rsid="000fe789" style:font-size-asian="21pt" style:font-weight-asian="bold" style:font-size-complex="21pt" style:font-weight-complex="bold"/>
    </style:style>
    <style:style style:name="P35" style:family="paragraph" style:parent-style-name="Standard">
      <style:text-properties fo:font-variant="normal" fo:text-transform="none" fo:color="#333d42" loext:opacity="100%" style:font-name="apple-system" fo:font-size="21pt" fo:letter-spacing="normal" fo:font-style="normal" fo:font-weight="bold" officeooo:rsid="000fe789" officeooo:paragraph-rsid="000fe789" style:font-size-asian="21pt" style:font-weight-asian="bold" style:font-size-complex="21pt" style:font-weight-complex="bold"/>
    </style:style>
    <style:style style:name="P36" style:family="paragraph" style:parent-style-name="Standard">
      <style:text-properties fo:font-variant="normal" fo:text-transform="none" fo:color="#333d42" loext:opacity="100%" style:font-name="apple-system" fo:font-size="21pt" fo:letter-spacing="normal" fo:font-style="normal" fo:font-weight="bold" officeooo:rsid="001525a3" officeooo:paragraph-rsid="001525a3" style:font-size-asian="21pt" style:font-weight-asian="bold" style:font-size-complex="21pt" style:font-weight-complex="bold"/>
    </style:style>
    <style:style style:name="P37" style:family="paragraph" style:parent-style-name="Text_20_body">
      <style:text-properties fo:font-variant="normal" fo:text-transform="none" fo:color="#333d42" loext:opacity="100%" style:font-name="apple-system" fo:font-size="21pt" fo:letter-spacing="normal" fo:font-style="normal" fo:font-weight="bold" officeooo:rsid="001525a3" officeooo:paragraph-rsid="001525a3" style:font-size-asian="21pt" style:font-weight-asian="bold" style:font-size-complex="21pt" style:font-weight-complex="bold"/>
    </style:style>
    <style:style style:name="P38" style:family="paragraph" style:parent-style-name="Text_20_body">
      <style:paragraph-properties fo:margin-left="0in" fo:margin-right="0in" fo:margin-top="0in" fo:margin-bottom="0in" style:contextual-spacing="false" fo:orphans="2" fo:widows="2" fo:text-indent="0in" style:auto-text-indent="false"/>
      <style:text-properties fo:color="#333d42" loext:opacity="100%" style:font-name="apple-system" fo:font-size="21pt" fo:font-weight="bold" officeooo:rsid="001525a3" style:font-size-asian="21pt" style:font-weight-asian="bold" style:font-size-complex="21pt" style:font-weight-complex="bold"/>
    </style:style>
    <style:style style:name="P39" style:family="paragraph" style:parent-style-name="Text_20_body">
      <style:paragraph-properties fo:margin-left="0in" fo:margin-right="0in" fo:orphans="2" fo:widows="2" fo:text-indent="0in" style:auto-text-indent="false"/>
      <style:text-properties fo:font-variant="normal" fo:text-transform="none" fo:color="#333d42" loext:opacity="100%" style:font-name="apple-system" fo:font-size="10.5pt" fo:letter-spacing="normal" fo:font-style="normal" fo:font-weight="normal" officeooo:rsid="001525a3" style:font-size-asian="21pt" style:font-weight-asian="bold" style:font-size-complex="21pt" style:font-weight-complex="bold"/>
    </style:style>
    <style:style style:name="P40" style:family="paragraph" style:parent-style-name="Text_20_body" style:list-style-name="L5">
      <style:paragraph-properties fo:margin-left="0in" fo:margin-right="0in" fo:margin-top="0in" fo:margin-bottom="0in" style:contextual-spacing="false" fo:orphans="2" fo:widows="2" fo:text-indent="0in" style:auto-text-indent="false"/>
      <style:text-properties fo:color="#333d42" loext:opacity="100%" style:font-name="apple-system" fo:font-size="21pt" fo:font-weight="bold" officeooo:rsid="001525a3" style:font-size-asian="21pt" style:font-weight-asian="bold" style:font-size-complex="21pt" style:font-weight-complex="bold"/>
    </style:style>
    <style:style style:name="T1" style:family="text">
      <style:text-properties officeooo:rsid="002dd670"/>
    </style:style>
    <style:style style:name="T2" style:family="text">
      <style:text-properties officeooo:rsid="00161a80"/>
    </style:style>
    <style:style style:name="T3" style:family="text">
      <style:text-properties officeooo:rsid="0026e183"/>
    </style:style>
    <style:style style:name="T4" style:family="text">
      <style:text-properties fo:background-color="transparent" loext:char-shading-value="0" loext:padding="0in" loext:border="none"/>
    </style:style>
    <style:style style:name="T5" style:family="text">
      <style:text-properties fo:color="#3a6e5f" loext:opacity="100%" style:text-line-through-style="none" style:text-line-through-type="none" style:text-underline-style="solid" style:text-underline-width="auto" style:text-underline-color="font-color" style:text-blinking="false" loext:padding="0in" loext:border="none"/>
    </style:style>
    <style:style style:name="T6" style:family="text">
      <style:text-properties fo:color="#0a3629" loext:opacity="100%" fo:background-color="transparent" loext:char-shading-value="0" loext:padding="0in" loext:border="none"/>
    </style:style>
    <style:style style:name="T7" style:family="text">
      <style:text-properties fo:color="#065fd4" loext:opacity="100%" style:text-line-through-style="none" style:text-line-through-type="none" style:text-underline-style="none" style:text-blinking="false" fo:background-color="transparent" loext:char-shading-value="0" loext:padding="0in" loext:border="none"/>
    </style:style>
    <style:style style:name="T8" style:family="text">
      <style:text-properties fo:color="#115bca" loext:opacity="100%" fo:font-size="26pt" style:text-underline-style="solid" style:text-underline-width="auto" style:text-underline-color="font-color" style:font-size-asian="26pt" style:font-size-complex="26pt"/>
    </style:style>
    <style:style style:name="T9" style:family="text">
      <style:text-properties fo:font-size="26pt" style:font-size-asian="26pt" style:font-size-complex="26pt"/>
    </style:style>
    <style:style style:name="T10" style:family="text">
      <style:text-properties fo:font-size="10.5pt" fo:font-weight="normal"/>
    </style:style>
    <style:style style:name="T11" style:family="text">
      <style:text-properties fo:font-variant="normal" fo:text-transform="none" fo:font-size="10.5pt" fo:letter-spacing="normal" fo:font-style="normal"/>
    </style:style>
    <style:style style:name="T12" style:family="text">
      <style:text-properties fo:font-variant="normal" fo:text-transform="none" fo:color="#ff5429" loext:opacity="100%" fo:letter-spacing="normal" fo:font-style="normal" style:text-underline-style="solid" style:text-underline-width="auto" style:text-underline-color="font-color"/>
    </style:style>
    <style:style style:name="T13" style:family="text">
      <style:text-properties fo:font-variant="normal" fo:text-transform="none" fo:color="#ff5429" loext:opacity="100%" fo:letter-spacing="normal" fo:font-style="normal"/>
    </style:style>
    <style:style style:name="T14" style:family="text">
      <style:text-properties fo:font-variant="normal" fo:text-transform="none" fo:font-size="10.5pt" fo:letter-spacing="normal" fo:font-style="normal" fo:font-weight="normal"/>
    </style:style>
    <style:style style:name="T15" style:family="text">
      <style:text-properties fo:font-variant="normal" fo:text-transform="none" fo:color="#ff3838" loext:opacity="100%" fo:font-size="13pt" fo:letter-spacing="normal" fo:font-style="normal" style:font-size-asian="13pt" style:font-size-complex="13pt"/>
    </style:style>
    <style:style style:name="T16" style:family="text">
      <style:text-properties fo:font-variant="normal" fo:text-transform="none" fo:color="#ff3838" loext:opacity="100%" fo:font-size="13pt" fo:letter-spacing="normal" fo:font-style="normal" style:text-underline-style="solid" style:text-underline-width="auto" style:text-underline-color="font-color" style:font-size-asian="13pt" style:font-size-complex="13pt"/>
    </style:style>
    <style:style style:name="T17" style:family="text">
      <style:text-properties fo:font-variant="normal" fo:text-transform="none" fo:color="#115bca" loext:opacity="100%" fo:font-size="10.5pt" fo:letter-spacing="normal" fo:font-style="normal" style:text-underline-style="solid" style:text-underline-width="auto" style:text-underline-color="font-color" fo:font-weight="normal"/>
    </style:style>
    <style:style style:name="T18" style:family="text">
      <style:text-properties fo:font-variant="normal" fo:text-transform="none" fo:color="#ff7b59" loext:opacity="100%" fo:font-size="16pt" fo:letter-spacing="normal" fo:font-style="normal" style:text-underline-style="solid" style:text-underline-width="auto" style:text-underline-color="font-color" style:font-size-asian="16pt" style:font-size-complex="16pt"/>
    </style:style>
    <style:style style:name="T19" style:family="text">
      <style:text-properties fo:font-variant="normal" fo:text-transform="none" fo:color="#729fcf" loext:opacity="100%" fo:font-size="26pt" fo:letter-spacing="normal" fo:font-style="normal" fo:font-weight="normal" fo:background-color="#ffff6d" loext:char-shading-value="0" style:font-size-asian="26pt" style:font-size-complex="26pt"/>
    </style:style>
    <style:style style:name="T20" style:family="text">
      <style:text-properties fo:font-variant="normal" fo:text-transform="none" fo:font-size="28pt" fo:letter-spacing="normal" fo:font-style="normal" style:font-size-asian="28pt" style:font-size-complex="28pt"/>
    </style:style>
    <style:style style:name="T21" style:family="text">
      <style:text-properties fo:font-variant="normal" fo:text-transform="none" fo:font-size="24pt" fo:letter-spacing="normal" fo:font-style="normal" style:font-size-asian="24pt" style:font-size-complex="24pt"/>
    </style:style>
    <style:style style:name="Sect1" style:family="section">
      <style:section-properties fo:background-color="transparent" fo:margin-left="0in" fo:margin-right="0in"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wenshenpsu</text:span></text:p>
      <text:p text:style-name="Standard"><text:a xlink:type="simple" xlink:href="https://www.youtube.com/@wenshenpsu" text:style-name="Internet_20_link" text:visited-style-name="Visited_20_Internet_20_Link">https://www.youtube.com/@wenshenpsu</text:a></text:p>
      <text:p text:style-name="Standard"/>
      <text:p text:style-name="P2">Mathematical ToolBox</text:p>
      <text:p text:style-name="P2"><text:a xlink:type="simple" xlink:href="https://www.youtube.com/@MathematicalToolbox" text:style-name="Internet_20_link" text:visited-style-name="Visited_20_Internet_20_Link">https://www.youtube.com/@MathematicalToolbox</text:a> </text:p>
      <text:p text:style-name="P2"/>
      <text:p text:style-name="Standard"/>
      <text:p text:style-name="P3">Maijor Professors</text:p>
      <text:p text:style-name="P3"/>
      <text:p text:style-name="P3">Professor Leonard <text:s/><text:a xlink:type="simple" xlink:href="https://www.youtube.com/professorleonard" text:style-name="Internet_20_link" text:visited-style-name="Visited_20_Internet_20_Link">https://www.youtube.com/professorleonard</text:a> </text:p>
      <text:p text:style-name="P3"/>
      <text:p text:style-name="Standard"><text:span text:style-name="T2">Dr Trefor Bazett </text:span><text:a xlink:type="simple" xlink:href="https://www.youtube.com/c/DrTreforBazett" text:style-name="Internet_20_link" text:visited-style-name="Visited_20_Internet_20_Link">https://www.youtube.com/c/DrTreforBazett</text:a></text:p>
      <text:p text:style-name="Standard"/>
      <text:p text:style-name="P4">Math Sorcerer <text:a xlink:type="simple" xlink:href="https://www.youtube.com/@TheMathSorcerer" text:style-name="Internet_20_link" text:visited-style-name="Visited_20_Internet_20_Link">https://www.youtube.com/@TheMathSorcerer</text:a> </text:p>
      <text:p text:style-name="P4"/>
      <text:p text:style-name="P5">Professor Dave Explains <text:a xlink:type="simple" xlink:href="https://www.youtube.com/@ProfessorDaveExplains" text:style-name="Internet_20_link" text:visited-style-name="Visited_20_Internet_20_Link">https://www.youtube.com/@ProfessorDaveExplains</text:a> </text:p>
      <text:p text:style-name="P6"/>
      <text:p text:style-name="P6">NumberPhile <text:a xlink:type="simple" xlink:href="https://www.youtube.com/@numberphile" text:style-name="Internet_20_link" text:visited-style-name="Visited_20_Internet_20_Link">https://www.youtube.com/@numberphile</text:a> </text:p>
      <text:p text:style-name="P6"/>
      <text:p text:style-name="P6"><text:span text:style-name="T3">Mathematics Online </text:span><text:a xlink:type="simple" xlink:href="https://www.youtube.com/@mathematicsonline" text:style-name="Internet_20_link" text:visited-style-name="Visited_20_Internet_20_Link">https://www.youtube.com/@mathematicsonline</text:a> </text:p>
      <text:p text:style-name="P6"/>
      <text:p text:style-name="P7">Euclids Elements Book 1</text:p>
      <text:p text:style-name="P7"><text:a xlink:type="simple" xlink:href="https://www.youtube.com/watch?v=-oP2hKa-FtA&amp;list=PLFC65BA76F7142E9D" text:style-name="Internet_20_link" text:visited-style-name="Visited_20_Internet_20_Link">https://www.youtube.com/watch?v=-oP2hKa-FtA&amp;list=PLFC65BA76F7142E9D</text:a> </text:p>
      <text:p text:style-name="P7"/>
      <text:p text:style-name="Standard"/>
      <text:p text:style-name="P8">The art of Linear Programming</text:p>
      <text:p text:style-name="P8"/>
      <text:p text:style-name="P8"><text:a xlink:type="simple" xlink:href="https://www.youtube.com/watch?v=E72DWgKP_1Y" text:style-name="Internet_20_link" text:visited-style-name="Visited_20_Internet_20_Link">https://www.youtube.com/watch?v=E72DWgKP_1Y</text:a> </text:p>
      <text:p text:style-name="P8"/>
      <text:p text:style-name="P8"><text:s text:c="2"/></text:p>
      <text:p text:style-name="P8">Tovey explains the geometry of simplex methods</text:p>
      <text:p text:style-name="P8"/>
      <text:p text:style-name="P8"><text:s/><text:a xlink:type="simple" xlink:href="https://www.youtube.com/watch?v=Ci1vBGn9yRc" text:style-name="Internet_20_link" text:visited-style-name="Visited_20_Internet_20_Link">https://www.youtube.com/watch?v=Ci1vBGn9yRc</text:a></text:p>
      <text:p text:style-name="P8"/>
      <text:p text:style-name="P8">Dr Trfoz Buzzet</text:p>
      <text:p text:style-name="P8"><text:a xlink:type="simple" xlink:href="https://www.youtube.com/watch?v=Ci1vBGn9yRc" text:style-name="Internet_20_link" text:visited-style-name="Visited_20_Internet_20_Link">https://www.youtube.com/watch?v=Ci1vBGn9yRc</text:a> </text:p>
      <text:p text:style-name="P8"/>
      <text:p text:style-name="P8"><text:a xlink:type="simple" xlink:href="https://en.wikipedia.org/wiki/Mathematical_optimization#Major_subfields" text:style-name="Internet_20_link" text:visited-style-name="Visited_20_Internet_20_Link">https://en.wikipedia.org/wiki/Mathematical_optimization#Major_subfields</text:a> </text:p>
      <text:p text:style-name="P8"/>
      <text:p text:style-name="P8"/>
      <text:p text:style-name="P9">Advanced Engineering Maths</text:p>
      <text:p text:style-name="P9"><text:a xlink:type="simple" xlink:href="https://www.youtube.com/watch?v=-vWbTkFz_A0&amp;list=PLyjcEvKS5if7TQjqEz8emtATXZxJZhtVK" text:style-name="Internet_20_link" text:visited-style-name="Visited_20_Internet_20_Link">https://www.youtube.com/watch?v=-vWbTkFz_A0&amp;list=PLyjcEvKS5if7TQjqEz8emtATXZxJZhtVK</text:a> </text:p>
      <text:p text:style-name="P10">========================================</text:p>
      <text:p text:style-name="P10"/>
      <text:p text:style-name="P10">Linear Programing playlist by wenshenpsu</text:p>
      <text:p text:style-name="P10"><text:a xlink:type="simple" xlink:href="https://www.youtube.com/watch?v=FdKgeeb4q3w&amp;list=PLbxFfU5GKZz1Tm_9RR5M_uvdOXpJJ8LC3" text:style-name="Internet_20_link" text:visited-style-name="Visited_20_Internet_20_Link">https://www.youtube.com/watch?v=FdKgeeb4q3w&amp;list=PLbxFfU5GKZz1Tm_9RR5M_uvdOXpJJ8LC3</text:a></text:p>
      <text:p text:style-name="P10"/>
      <text:p text:style-name="P10"/>
      <text:p text:style-name="P10"/>
      <text:p text:style-name="P10"/>
      <text:p text:style-name="P10"><text:soft-page-break/></text:p>
      <text:p text:style-name="P10"/>
      <text:p text:style-name="P10"/>
      <text:p text:style-name="P11">Excellent Lectures</text:p>
      <text:p text:style-name="P10"/>
      <text:section text:style-name="Sect1" text:name="info-container">
        <text:section text:style-name="Sect1" text:name="date-text">
          <text:p text:style-name="P12"><text:line-break/></text:p>
        </text:section>
        <text:p text:style-name="P13"><text:span text:style-name="T4">1.1M views 16 years ago </text:span><text:a xlink:type="simple" xlink:href="https://www.youtube.com/playlist?list=PL05350A31E6C09B7A" text:style-name="Internet_20_link" text:visited-style-name="Visited_20_Internet_20_Link"><text:span text:style-name="T5">Mechanical - Fundamentals of Operations Research</text:span></text:a></text:p>
      </text:section>
      <text:section text:style-name="Sect1" text:name="expanded">
        <text:p text:style-name="P14"/>
      </text:section>
      <text:section text:style-name="Sect1" text:name="snippet">
        <text:p text:style-name="P15"><text:bookmark text:name="snippet-text"/><text:span text:style-name="T6">Lecture Series on Fundamentals of Operations Research by Prof.G.Srinivasan, Department of Management Studies, IIT Madras. For more details on NPTEL visit </text:span><text:a xlink:type="simple" xlink:href="https://www.youtube.com/redirect?event=video_description&amp;redir_token=QUFFLUhqbk5Da09IWVk3RllkZ3h1VDYxUXg5cW1sTkRqUXxBQ3Jtc0trci1mb0YxRkNza0hIanNLM2NqYzk5b3pTSlNLb185MWVYSnpVTy1pY3ZxcHN0U0dqMUJMaXIxLV9BaTdpOGcwaDBUSHpIejZTdjVSZE1rNHhBeU52TU5mM1hMTVZLUkRWMkxNVER5RkhfZEEySy1LWQ&amp;q=http%3A%2F%2Fnptel.ac.in%2F&amp;v=a2QgdDk4Xjw" office:target-frame-name="_blank" xlink:show="new" text:style-name="Internet_20_link" text:visited-style-name="Visited_20_Internet_20_Link"><text:span text:style-name="T7">http://nptel.ac.in</text:span></text:a><text:span text:style-name="T4"> </text:span></text:p>
      </text:section>
      <text:p text:style-name="P10"><text:s/></text:p>
      <text:p text:style-name="P10"/>
      <text:p text:style-name="P10"><text:a xlink:type="simple" xlink:href="https://www.youtube.com/playlist?list=PLAD23E7AEFE221F70" text:style-name="Internet_20_link" text:visited-style-name="Visited_20_Internet_20_Link">https://www.youtube.com/playlist?list=PLAD23E7AEFE221F70</text:a> </text:p>
      <text:p text:style-name="P10"/>
      <text:p text:style-name="P16">==============================</text:p>
      <text:p text:style-name="P16">Set 3</text:p>
      <text:p text:style-name="P16">Linear programming and its applications to computer science</text:p>
      <text:p text:style-name="P16"><text:a xlink:type="simple" xlink:href="https://nptel.ac.in/courses/106104356" text:style-name="Internet_20_link" text:visited-style-name="Visited_20_Internet_20_Link">https://nptel.ac.in/courses/106104356</text:a></text:p>
      <text:p text:style-name="P16"/>
      <text:p text:style-name="P16"/>
      <text:p text:style-name="P17">pdfs</text:p>
      <text:p text:style-name="P17">ethipia</text:p>
      <text:p text:style-name="P17"/>
      <text:p text:style-name="P17"><text:a xlink:type="simple" xlink:href="http://ndl.ethernet.edu.et/bitstream/123456789/20700/1/181.pdf" text:style-name="Internet_20_link" text:visited-style-name="Visited_20_Internet_20_Link">http://ndl.ethernet.edu.et/bitstream/123456789/20700/1/181.pdf</text:a> </text:p>
      <text:p text:style-name="P10"/>
      <text:p text:style-name="P10"/>
      <text:p text:style-name="P18">Linear Programming</text:p>
      <text:p text:style-name="P18"><text:a xlink:type="simple" xlink:href="https://sathee.iitk.ac.in/ncert-books/ncert-books-theory/class-12/nbt-math-12/chapter-12-linear-programming/" text:style-name="Internet_20_link" text:visited-style-name="Visited_20_Internet_20_Link">https://sathee.iitk.ac.in/ncert-books/ncert-books-theory/class-12/nbt-math-12/chapter-12-linear-programming/</text:a></text:p>
      <text:p text:style-name="P18"/>
      <text:p text:style-name="P18"/>
      <text:p text:style-name="P19">Best SelfSTudy pdfs</text:p>
      <text:p text:style-name="P19"><text:a xlink:type="simple" xlink:href="https://www.selfstudys.com/sitepdfs/W17dSMhZ9Ccmq0kdim2F" text:style-name="Internet_20_link" text:visited-style-name="Visited_20_Internet_20_Link">https://www.selfstudys.com/sitepdfs/W17dSMhZ9Ccmq0kdim2F</text:a></text:p>
      <text:p text:style-name="P19"/>
      <text:p text:style-name="P10"/>
      <text:p text:style-name="P10"/>
      <text:p text:style-name="P10"/>
      <text:p text:style-name="P10"/>
      <text:p text:style-name="P20">Extra</text:p>
      <text:p text:style-name="P20">Toveys explain the column geometry of Linear Algebra</text:p>
      <text:p text:style-name="P20"><text:a xlink:type="simple" xlink:href="https://www.youtube.com/watch?v=Ci1vBGn9yRc" text:style-name="Internet_20_link" text:visited-style-name="Visited_20_Internet_20_Link">https://www.youtube.com/watch?v=Ci1vBGn9yRc</text:a> </text:p>
      <text:p text:style-name="P20"/>
      <text:p text:style-name="P8"/>
      <text:p text:style-name="P21">=====================================================</text:p>
      <text:p text:style-name="P22">Matrix Algebra Playlist</text:p>
      <text:p text:style-name="P22"><text:a xlink:type="simple" xlink:href="https://www.youtube.com/watch?v=rUCSSkyOOvk&amp;list=PLbxFfU5GKZz0f6Gc885DGb8ZeTKyef76p" text:style-name="Internet_20_link" text:visited-style-name="Visited_20_Internet_20_Link">https://www.youtube.com/watch?v=rUCSSkyOOvk&amp;list=PLbxFfU5GKZz0f6Gc885DGb8ZeTKyef76p</text:a></text:p>
      <text:p text:style-name="P22"/>
      <text:p text:style-name="P22">==============</text:p>
      <text:p text:style-name="P23">Integrals</text:p>
      <text:p text:style-name="P8"><text:a xlink:type="simple" xlink:href="https://www.youtube.com/watch?v=5A39Ht9Wcu0&amp;t=562s" text:style-name="Internet_20_link" text:visited-style-name="Visited_20_Internet_20_Link">https://www.youtube.com/watch?v=5A39Ht9Wcu0&amp;t=562s</text:a></text:p>
      <text:p text:style-name="P23"><text:soft-page-break/>=========</text:p>
      <text:h text:style-name="P24" text:outline-level="3">1. Intro &amp; motivation: what linear programming is and why it matters</text:h>
      <text:p text:style-name="P25"><text:a xlink:type="simple" xlink:href="https://www.reddit.com/r/math/comments/bfxtq9/anybody_know_of_any_good_videos_about_linear/?utm_source=chatgpt.com" office:target-frame-name="_new" xlink:show="replace" text:style-name="Internet_20_link" text:visited-style-name="Visited_20_Internet_20_Link">Introduction to Linear Programming – Simplex and Geometric View</text:a></text:p>
      <text:p text:style-name="P25"><text:span text:style-name="Strong_20_Emphasis">Why it’s good</text:span>:</text:p>
      <text:list text:style-name="L1">
        <text:list-item>
          <text:p text:style-name="P26">Gives a clear geometric/intuitive view of a linear programming problem: objective, constraints, feasible region.</text:p>
        </text:list-item>
        <text:list-item>
          <text:p text:style-name="P26">Helps you see where the corner‐points (extreme solutions) come from, which is central to the Simplex method.</text:p>
        </text:list-item>
        <text:list-item>
          <text:p text:style-name="P26">Sets nice groundwork before diving into heavier algorithmic details.<text:line-break/><text:span text:style-name="Strong_20_Emphasis">What to focus on</text:span>:</text:p>
        </text:list-item>
        <text:list-item>
          <text:p text:style-name="P26">The translation from “real‐life problem” → “objective function + constraints”.</text:p>
        </text:list-item>
        <text:list-item>
          <text:p text:style-name="P26">The reason the optimum lies at a vertex (in the typical LP with a convex feasible set).</text:p>
        </text:list-item>
        <text:list-item>
          <text:p text:style-name="P26">The kind of problems this method can model (resource allocation, production planning, etc.).<text:line-break/><text:span text:style-name="Strong_20_Emphasis">Tip</text:span>: Have pencil &amp; paper ready: pause the video and try to draw the feasible region yourself for a small 2-variable problem.</text:p>
        </text:list-item>
      </text:list>
      <text:p text:style-name="P27"/>
      <text:h text:style-name="P28" text:outline-level="3">2. Algorithmic detail of the Simplex method</text:h>
      <text:p text:style-name="P25"><text:a xlink:type="simple" xlink:href="https://www.reddit.com/r/mathematics/comments/1fe76dd/recommendations_for_full_lecture_series_on_linear/?utm_source=chatgpt.com" office:target-frame-name="_new" xlink:show="replace" text:style-name="Internet_20_link" text:visited-style-name="Visited_20_Internet_20_Link">Simplex Method Step‑by‑Step for Linear Programming (Pivoting, Tableau)</text:a></text:p>
      <text:p text:style-name="P29">Professor Leonard </text:p>
      <text:p text:style-name="P25"><text:span text:style-name="Strong_20_Emphasis">Why it’s good</text:span>:</text:p>
      <text:list text:style-name="L2">
        <text:list-item>
          <text:p text:style-name="P30">It walks through the Simplex tableau, pivot operations, movement from one basic feasible solution to the next.</text:p>
        </text:list-item>
        <text:list-item>
          <text:p text:style-name="P30">Shows algorithmic steps you can code (or at least follow) — useful since you’re comfortable with algorithms.<text:line-break/><text:span text:style-name="Strong_20_Emphasis">What to focus on</text:span>:</text:p>
        </text:list-item>
        <text:list-item>
          <text:p text:style-name="P30">How a basic feasible solution corresponds to selecting certain variables as “basic” and others as zero.</text:p>
        </text:list-item>
        <text:list-item>
          <text:p text:style-name="P30">The pivot rule (how we choose entering and leaving variables).</text:p>
        </text:list-item>
        <text:list-item>
          <text:p text:style-name="P30">How the objective gets improved until no further improvement is possible.<text:line-break/><text:span text:style-name="Strong_20_Emphasis">Tip</text:span>: While watching, try to recreate a small 3×3 example yourself (3 variables, a few constraints) to apply each pivot and observe the change in objective.</text:p>
        </text:list-item>
      </text:list>
      <text:p text:style-name="P27"/>
      <text:h text:style-name="P28" text:outline-level="3">3. Duality &amp; deeper theory (complements your syllabus)</text:h>
      <text:p text:style-name="P25"><text:a xlink:type="simple" xlink:href="https://www.reddit.com/r/math/comments/bfxtq9/anybody_know_of_any_good_videos_about_linear/?utm_source=chatgpt.com" office:target-frame-name="_new" xlink:show="replace" text:style-name="Internet_20_link" text:visited-style-name="Visited_20_Internet_20_Link">Linear Programming Duality and Complementary Slackness Explained</text:a></text:p>
      <text:p text:style-name="P25"><text:soft-page-break/><text:span text:style-name="Strong_20_Emphasis">Why it’s good</text:span>:</text:p>
      <text:list text:style-name="L3">
        <text:list-item>
          <text:p text:style-name="P31">Introduces the concept of the dual problem of an LP, and how solving the dual gives insight into the original (the “primal”).</text:p>
        </text:list-item>
        <text:list-item>
          <text:p text:style-name="P31">Explains complementary slackness, which is key in advanced uses of LP (sensitivity, interpretation of dual variables).<text:line-break/><text:span text:style-name="Strong_20_Emphasis">What to focus on</text:span>:</text:p>
        </text:list-item>
        <text:list-item>
          <text:p text:style-name="P31">The relationship: “every constraint in the primal corresponds to a variable in the dual” and vice-versa.</text:p>
        </text:list-item>
        <text:list-item>
          <text:p text:style-name="P31">How the sign/inequality direction in the primal affects the dual formulation.</text:p>
        </text:list-item>
        <text:list-item>
          <text:p text:style-name="P31">How optimal values of primal/dual match (under regularity conditions) and how slackness conditions tell which constraints/variables are tight or not.<text:line-break/><text:span text:style-name="Strong_20_Emphasis">Tip</text:span>: After watching, write down a simple LP, formulate its dual, and then interpret the dual variables as “prices” or “marginal values” in the original context.</text:p>
        </text:list-item>
      </text:list>
      <text:p text:style-name="P27"/>
      <text:h text:style-name="P28" text:outline-level="3">How you can integrate this into your learning plan</text:h>
      <text:p text:style-name="P25">Since you have a strong algorithm &amp; mathematical background, you can use these videos as <text:span text:style-name="Strong_20_Emphasis">anchors</text:span> and build around them:</text:p>
      <text:list text:style-name="L4">
        <text:list-item>
          <text:p text:style-name="P32">After each video, list <text:span text:style-name="Strong_20_Emphasis">5 specific questions</text:span> you should be able to answer (e.g., “why does the optimum lie at a vertex?”, “what happens if the feasible region is unbounded?”, “how does a pivot correspond to moving along an edge?”).</text:p>
        </text:list-item>
        <text:list-item>
          <text:p text:style-name="P32">Implement a <text:span text:style-name="Strong_20_Emphasis">small LP solver</text:span> in Python (or your language of choice) for 2-3 variable problems using the Simplex method — this reinforces theory with code.</text:p>
        </text:list-item>
        <text:list-item>
          <text:p text:style-name="P32">Use LaTeX to typeset your own version of the examples shown in the videos (since you do a lot of LaTeX work already) — nice for your portfolio.</text:p>
        </text:list-item>
        <text:list-item>
          <text:p text:style-name="P32">Given your interest in graph algorithms, you might also explore how LP can encode flows (max-flow/min-cut) or matchings — bridging your existing terrain to optimisation.</text:p>
        </text:list-item>
      </text:list>
      <text:p text:style-name="P27"/>
      <text:p text:style-name="P25">If you like, I can <text:span text:style-name="Strong_20_Emphasis">compile a playlist of ~10 YouTube videos</text:span> (ranging from beginner to advanced) specially tailored for your level and interests (including code walkthroughs, applications in graph theory, etc.). Would that interest you?</text:p>
      <text:p text:style-name="P33">=================================================================</text:p>
      <text:p text:style-name="P33"/>
      <text:p text:style-name="P34"/>
      <text:p text:style-name="P35">There's Stephen Boyd's youtube videos on Convex Programming.</text:p>
      <text:p text:style-name="P35"/>
      <text:p text:style-name="P35"><text:soft-page-break/></text:p>
      <text:p text:style-name="P35"/>
      <text:p text:style-name="P35"/>
      <text:p text:style-name="P36">Good Video Lectures</text:p>
      <text:p text:style-name="P37"><text:a xlink:type="simple" xlink:href="https://www.youtube.com/@brightsideofmaths/playlists" office:target-frame-name="_blank" xlink:show="new" text:style-name="Internet_20_link" text:visited-style-name="Visited_20_Internet_20_Link"><text:span text:style-name="T8">The Bright Side of Mathematics</text:span></text:a><text:span text:style-name="T9"> </text:span><text:span text:style-name="T10">has quite a few good playlists for several "upper"-level subjects, including Real Analysis, Linear Algebra, Abstract Linear Algebra (i.e. general fields), Measure Theory, and Manifolds.</text:span></text:p>
      <text:p text:style-name="P38"><text:span text:style-name="T11">For Real Analysis, there's also the </text:span><text:a xlink:type="simple" xlink:href="https://youtube.com/playlist?list=PLO1y6V1SXjjN8V9No4QewQKtCeHhu3QJf&amp;feature=shared" office:target-frame-name="_blank" xlink:show="new" text:style-name="Internet_20_link" text:visited-style-name="Visited_20_Internet_20_Link"><text:span text:style-name="T12">advanced calculus playlist</text:span></text:a><text:span text:style-name="T13"> by The Math Sorceror.</text:span><text:span text:style-name="T11"> </text:span><text:span text:style-name="T14">This one is more of a bite-sized collection of proofs that are explained well that are typically sticking points for students. Very helpful for </text:span><text:span text:style-name="Emphasis"><text:span text:style-name="T14">understanding</text:span></text:span><text:span text:style-name="T14"> the start of analysis better.</text:span></text:p>
      <text:p text:style-name="P38"><text:span text:style-name="T14">Depending on your starting point, for </text:span><text:span text:style-name="T15">Linear Algebra there's 3b1b's</text:span><text:a xlink:type="simple" xlink:href="https://youtube.com/playlist?list=PLZHQObOWTQDPD3MizzM2xVFitgF8hE_ab&amp;feature=shared" office:target-frame-name="_blank" xlink:show="new" text:style-name="Internet_20_link" text:visited-style-name="Visited_20_Internet_20_Link"><text:span text:style-name="T16">Essence of Linear Algebra</text:span></text:a><text:span text:style-name="T15"> , </text:span><text:a xlink:type="simple" xlink:href="https://youtube.com/playlist?list=PLHXZ9OQGMqxfUl0tcqPNTJsb7R6BqSLo6&amp;feature=shared" office:target-frame-name="_blank" xlink:show="new" text:style-name="Internet_20_link" text:visited-style-name="Visited_20_Internet_20_Link"><text:span text:style-name="T16">Dr. Trefor Bazett</text:span></text:a><text:span text:style-name="T15"> f</text:span><text:span text:style-name="T14">or more of a topical treatment, and </text:span><text:span text:style-name="Emphasis"><text:span text:style-name="Strong_20_Emphasis"><text:span text:style-name="T14">Gilbert Strang's</text:span></text:span></text:span><text:span text:style-name="T14"> </text:span><text:a xlink:type="simple" xlink:href="https://youtube.com/playlist?list=PL221E2BBF13BECF6C&amp;feature=shared" office:target-frame-name="_blank" xlink:show="new" text:style-name="Internet_20_link" text:visited-style-name="Visited_20_Internet_20_Link"><text:span text:style-name="T17">linear algebra</text:span></text:a><text:span text:style-name="T14">(with recitations) and </text:span><text:a xlink:type="simple" xlink:href="https://youtube.com/playlist?list=PLUl4u3cNGP63oMNUHXqIUcrkS2PivhN3k&amp;feature=shared" office:target-frame-name="_blank" xlink:show="new" text:style-name="Internet_20_link" text:visited-style-name="Visited_20_Internet_20_Link"><text:span text:style-name="T18">matrix methods for data analysis</text:span></text:a><text:span text:style-name="T14">, which I full-chestedly recommend--his insight is incredible and I will never look at rref the same way again, for example.</text:span></text:p>
      <text:p text:style-name="P38"><text:span text:style-name="T14">As far as </text:span><text:span text:style-name="Emphasis"><text:span text:style-name="T14">courses</text:span></text:span><text:span text:style-name="T14"> for the other three, I'm not quite confident to make recommendations.</text:span></text:p>
      <text:p text:style-name="P38"><text:span text:style-name="T14">To </text:span><text:span text:style-name="Emphasis"><text:span text:style-name="T14">start</text:span></text:span><text:span text:style-name="T14"> with numerical methods I will recommend the book </text:span><text:span text:style-name="Emphasis"><text:span text:style-name="T19">Numerical Methods for Scientists and Engineers</text:span></text:span><text:span text:style-name="T19"> by Richard Hamming.</text:span><text:span text:style-name="T14"> It's "out of date" if you want to learn about the latest numerical wizardry, but it's </text:span><text:span text:style-name="Emphasis"><text:span text:style-name="T14">absolutely </text:span></text:span><text:span text:style-name="Emphasis"><text:span text:style-name="Strong_20_Emphasis"><text:span text:style-name="T14">timeless</text:span></text:span></text:span><text:span text:style-name="T14"> in setting you up with the fundamental mental tools to understand how to approach numerical problems. It's </text:span><text:span text:style-name="Emphasis"><text:span text:style-name="T14">amazing</text:span></text:span><text:span text:style-name="T14"> for laying bare the foundations of how to work with imprecision on a computer to get meaningful insights. His </text:span><text:span text:style-name="Emphasis"><text:span text:style-name="T14">Introduction to Applied Numerical Analysis</text:span></text:span><text:span text:style-name="T14"> is also pretty good.</text:span></text:p>
      <text:p text:style-name="P38"><text:span text:style-name="Emphasis"><text:span text:style-name="T20">Analysis, Convexity, and Optimization</text:span></text:span><text:span text:style-name="T20"> by Henry Pinkham</text:span><text:span text:style-name="T14"> is quite a good all-rounder, although it is somewhat kurt. The book begins by setting up some standard mathematical programming problems (not just linear, btw) that one may find in economics. Then the book progressively goes through a refresher/expander on optimization problems from 1-d calculus, linear algebra, and multivariable calculus/optimization. You then go through analysis (including the implicit function theorem), convex optimization and "quasiconvexity", linear optimization (duality, linear programming, and the simplex method), nonlinear optimization (lagrange multipliers, quadratic optimization, first and second order karush-kuhn-tucker conditions), and at the end there are advanced topics like convex optimization without differentiability and nonlinear duality.</text:span></text:p>
      <text:p text:style-name="P39">For mathematical methods, I'm not sure just quite what you're looking for, as that can mean quite different things depending on your field of specialization.</text:p>
      <text:list text:style-name="L5">
        <text:list-item>
          <text:p text:style-name="P40"><text:soft-page-break/><text:span text:style-name="Emphasis"><text:span text:style-name="T20">Mathematical Methods for Physicists</text:span></text:span><text:span text:style-name="T20"> by Arfken, Weber, and Harris</text:span><text:span text:style-name="T14"> is a quite comprehensive tome, but with an obvious focus on physics. Some differentiating highlights include: pseudotensors, differential forms, normal matrices, Sturm-Liouville theory (including hermitian operators and ODE eigenvalue problems), infinite products, asymptotic series, vector spherical harmonics, Lorentz and space groups, integral equations (contrast with differential), and calculus of variations.</text:span></text:p>
        </text:list-item>
        <text:list-item>
          <text:p text:style-name="P40"><text:span text:style-name="Emphasis"><text:span text:style-name="T21">Advanced Engineering Mathematics</text:span></text:span><text:span text:style-name="T21"> by Erwin Kreyszig </text:span><text:span text:style-name="T14">is a decent coverage of mathematical methods that's more geared towards engineering. Some differentiating highlights are a fairly decent section on numerical methods including coverage of some numeric linear algebra (LU decomposition, iterative solution, conditioning and norms, power method for eigenvalues, in-depth QR method for eigenvalues), numerical ODE and PDE with multistep methods, optimization and graphs/networks, combinatorial optimization, quality control, and nonparametric testing.</text:span></text:p>
        </text:list-item>
        <text:list-item>
          <text:p text:style-name="P40"><text:span text:style-name="Emphasis"><text:span text:style-name="T14">Advanced Engineering Mathematics</text:span></text:span><text:span text:style-name="T14"> by Dennis Zill is another fairly standard treatment of mathematical methods aimed at engineering. Their coverage is fairly strong on ODEs, to the point that I'd say a good half of it is like a beefed up version of a standard Diff Eq book, interspersed with sections on vector calculus and matrices. A couple things that stand out are that it covers variation of parameters and diagonalization for systems of ODEs, as well as having a section devoted to (nonlinear) periodic solutions and limit cycles.</text:span></text:p>
        </text:list-item>
        <text:list-item>
          <text:p text:style-name="P40"><text:span text:style-name="Emphasis"><text:span text:style-name="T14">Mathematical Methods for Physics and Engineering</text:span></text:span><text:span text:style-name="T14"> by </text:span><text:span text:style-name="T21">Riley, Hobson, and Bence i</text:span><text:span text:style-name="T14">s a fairly popular one. What stands out to me is that it explicitly discusses normal modes (i.e. vibration of distributed systems), transformation of series, multivariable taylor theorem, eigenfunction methods for Diff Eq, operators, calculus of variations (including with constraints), estimation of eigenvalues and eigenfunctions, integral equations, tensors (with calculus), groups, representation theory, and a fairly thorough early coverage of probability and statistics.</text:span></text:p>
        </text:list-item>
      </text:list>
      <text:p text:style-name="P3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Neue', Arial, 'Apple Color Emoji', 'Segoe UI Emoji', 'Segoe UI Symbo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4T21:04:37.960816420</meta:creation-date>
    <dc:date>2025-11-05T13:18:30.541776824</dc:date>
    <meta:editing-duration>PT1H42M15S</meta:editing-duration>
    <meta:editing-cycles>25</meta:editing-cycles>
    <meta:generator>LibreOffice/25.2.2.2$Linux_X86_64 LibreOffice_project/520$Build-2</meta:generator>
    <meta:document-statistic meta:table-count="0" meta:image-count="0" meta:object-count="0" meta:page-count="6" meta:paragraph-count="100" meta:word-count="1387" meta:character-count="10534" meta:non-whitespace-character-count="9242"/>
  </office:meta>
</office:document-meta>
</file>